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743"/>
    </style:style>
    <style:style style:name="P2" style:family="paragraph" style:parent-style-name="Standard">
      <style:text-properties officeooo:rsid="0016ca44" officeooo:paragraph-rsid="001d876e"/>
    </style:style>
    <style:style style:name="P3" style:family="paragraph" style:parent-style-name="Standard">
      <style:text-properties officeooo:rsid="0016ca44" officeooo:paragraph-rsid="00218e40"/>
    </style:style>
    <style:style style:name="P4" style:family="paragraph" style:parent-style-name="Standard">
      <style:text-properties officeooo:paragraph-rsid="001cf33b"/>
    </style:style>
    <style:style style:name="P5" style:family="paragraph" style:parent-style-name="Standard">
      <style:text-properties officeooo:paragraph-rsid="00218e40"/>
    </style:style>
    <style:style style:name="P6" style:family="paragraph" style:parent-style-name="Standard">
      <style:text-properties officeooo:paragraph-rsid="0023464a"/>
    </style:style>
    <style:style style:name="P7" style:family="paragraph" style:parent-style-name="Text_20_body">
      <style:text-properties officeooo:paragraph-rsid="00218e40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ffa" style:font-weight-asian="bold" style:font-weight-complex="bold"/>
    </style:style>
    <style:style style:name="T4" style:family="text">
      <style:text-properties fo:font-weight="bold" officeooo:rsid="00218e40" style:font-weight-asian="bold" style:font-weight-complex="bold"/>
    </style:style>
    <style:style style:name="T5" style:family="text">
      <style:text-properties officeooo:rsid="001a3743"/>
    </style:style>
    <style:style style:name="T6" style:family="text">
      <style:text-properties officeooo:rsid="0016ca44"/>
    </style:style>
    <style:style style:name="T7" style:family="text">
      <style:text-properties officeooo:rsid="001abce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18e40"/>
    </style:style>
    <style:style style:name="T10" style:family="text">
      <style:text-properties officeooo:rsid="002346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Eclipsedream</text:span><text:span text:style-name="T6">: </text:span>Докладываю. Наша тень <text:span text:style-name="T9">заметила </text:span><text:span text:style-name="T4">её</text:span><text:span text:style-name="T9"> убийственное внимание, за одним пони</text:span>. Его аура... она пульсирует, <text:span text:style-name="T10">схожим образом,</text:span> <text:span text:style-name="T9">как </text:span><text:span text:style-name="T10">описывалось </text:span><text:span text:style-name="T9">у Nitghtmare Night!</text:span></text:p>
      <text:p text:style-name="P3"><text:span text:style-name="Strong_20_Emphasis">Voidheart</text:span>: <text:span text:style-name="T9">Аккуратно расположи к себе цель и воспользуйся артефактом </text:span><text:span text:style-name="T10">Грёз Наяву</text:span><text:span text:style-name="T9">. </text:span><text:span text:style-name="T10">Если встретишь совпротивление -</text:span><text:span text:style-name="T9"> немедленно отступай, но продолжай следить за целью и докладывать об изменениях. </text:span></text:p>
      <text:p text:style-name="P5"><text:span text:style-name="T3">Eclipsedream</text:span><text:span text:style-name="T7">: </text:span><text:span text:style-name="Strong_20_Emphasis"><text:span text:style-name="T8">Сладких кошмаров...</text:span></text:span></text:p>
      <text:p text:style-name="P5"><text:span text:style-name="Strong_20_Emphasis">Voidheart</text:span><text:span text:style-name="T7">: ...</text:span><text:span text:style-name="Strong_20_Emphasis"><text:span text:style-name="T8">И ясной ночи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7"><text:span text:style-name="Strong_20_Emphasis">Eclipsedream:</text:span><text:span text:style-name="Strong_20_Emphasis"><text:span text:style-name="T8"> I have a report. Our shadow has noted </text:span></text:span><text:span text:style-name="Strong_20_Emphasis"><text:span text:style-name="Emphasis"><text:span text:style-name="T8">her</text:span></text:span></text:span><text:span text:style-name="Strong_20_Emphasis"><text:span text:style-name="T8"> murderous gaze falling upon a certain pony. His aura... it pulsates in a manner similar to the descriptions of Nightmare Night!</text:span></text:span></text:p>
      <text:p text:style-name="Text_20_body"><text:span text:style-name="Strong_20_Emphasis">Voidheart:</text:span> Carefully befriend the target and use the Artifact of Waking Dreams. If you meet resistance, retreat immediately, but continue surveillance and report any changes.</text:p>
      <text:p text:style-name="Text_20_body"><text:span text:style-name="Strong_20_Emphasis">Eclipsedream:</text:span> Sweet nightmares...</text:p>
      <text:p text:style-name="Text_20_body"><text:span text:style-name="Strong_20_Emphasis">Voidheart:</text:span> ...And a clear night.</text:p>
      <text:p text:style-name="P5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11-19T20:26:03.849430508</dc:date>
    <meta:editing-duration>PT35M44S</meta:editing-duration>
    <meta:editing-cycles>18</meta:editing-cycles>
    <meta:document-statistic meta:table-count="0" meta:image-count="0" meta:object-count="0" meta:page-count="1" meta:paragraph-count="8" meta:word-count="119" meta:character-count="839" meta:non-whitespace-character-count="727"/>
  </office:meta>
</office:document-meta>
</file>